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2bf4f5" officeooo:paragraph-rsid="002bf4f5"/>
    </style:style>
    <style:style style:name="P2" style:family="paragraph" style:parent-style-name="Heading_20_2">
      <style:text-properties officeooo:paragraph-rsid="002bf4f5"/>
    </style:style>
    <style:style style:name="P3" style:family="paragraph" style:parent-style-name="Heading_20_2">
      <style:text-properties officeooo:rsid="00300e80" officeooo:paragraph-rsid="00300e80"/>
    </style:style>
    <style:style style:name="P4" style:family="paragraph" style:parent-style-name="Heading_20_2">
      <style:text-properties officeooo:rsid="00365b5b" officeooo:paragraph-rsid="00365b5b"/>
    </style:style>
    <style:style style:name="P5" style:family="paragraph" style:parent-style-name="Heading_20_2">
      <style:text-properties officeooo:rsid="003be736" officeooo:paragraph-rsid="003be736"/>
    </style:style>
    <style:style style:name="P6" style:family="paragraph" style:parent-style-name="Heading_20_2">
      <style:text-properties officeooo:rsid="003c61fb" officeooo:paragraph-rsid="003c61fb"/>
    </style:style>
    <style:style style:name="P7" style:family="paragraph" style:parent-style-name="Subtitle">
      <style:text-properties officeooo:rsid="001c1131" officeooo:paragraph-rsid="001c1131"/>
    </style:style>
    <style:style style:name="P8" style:family="paragraph" style:parent-style-name="Subtitle">
      <style:text-properties officeooo:rsid="002d2917" officeooo:paragraph-rsid="002d2917"/>
    </style:style>
    <style:style style:name="P9" style:family="paragraph" style:parent-style-name="Subtitle">
      <style:text-properties officeooo:rsid="003e3ac8" officeooo:paragraph-rsid="003e3ac8"/>
    </style:style>
    <style:style style:name="P10" style:family="paragraph" style:parent-style-name="Text_20_body">
      <style:text-properties officeooo:rsid="001c1131" officeooo:paragraph-rsid="001c1131"/>
    </style:style>
    <style:style style:name="P11" style:family="paragraph" style:parent-style-name="Text_20_body">
      <style:text-properties officeooo:paragraph-rsid="002bf4f5"/>
    </style:style>
    <style:style style:name="P12" style:family="paragraph" style:parent-style-name="Text_20_body">
      <style:text-properties officeooo:rsid="00300e80" officeooo:paragraph-rsid="00300e80"/>
    </style:style>
    <style:style style:name="P13" style:family="paragraph" style:parent-style-name="Text_20_body">
      <style:text-properties officeooo:rsid="00365b5b" officeooo:paragraph-rsid="00365b5b"/>
    </style:style>
    <style:style style:name="P14" style:family="paragraph" style:parent-style-name="Text_20_body">
      <style:text-properties officeooo:rsid="003be736" officeooo:paragraph-rsid="003be736"/>
    </style:style>
    <style:style style:name="P15" style:family="paragraph" style:parent-style-name="Text_20_body">
      <style:text-properties officeooo:rsid="003c61fb" officeooo:paragraph-rsid="003c61fb"/>
    </style:style>
    <style:style style:name="P16" style:family="paragraph" style:parent-style-name="Text_20_body">
      <style:text-properties officeooo:rsid="003e3ac8" officeooo:paragraph-rsid="003e3ac8"/>
    </style:style>
    <style:style style:name="P17" style:family="paragraph" style:parent-style-name="Text_20_body">
      <style:text-properties officeooo:rsid="003fe984" officeooo:paragraph-rsid="00365b5b"/>
    </style:style>
    <style:style style:name="T1" style:family="text">
      <style:text-properties officeooo:rsid="001d8b4b"/>
    </style:style>
    <style:style style:name="T2" style:family="text">
      <style:text-properties officeooo:rsid="001f1f3a"/>
    </style:style>
    <style:style style:name="T3" style:family="text">
      <style:text-properties officeooo:rsid="0020d867"/>
    </style:style>
    <style:style style:name="T4" style:family="text">
      <style:text-properties officeooo:rsid="00223477"/>
    </style:style>
    <style:style style:name="T5" style:family="text">
      <style:text-properties officeooo:rsid="002341d4"/>
    </style:style>
    <style:style style:name="T6" style:family="text">
      <style:text-properties officeooo:rsid="002476a4"/>
    </style:style>
    <style:style style:name="T7" style:family="text">
      <style:text-properties officeooo:rsid="00248217"/>
    </style:style>
    <style:style style:name="T8" style:family="text">
      <style:text-properties officeooo:rsid="0026358b"/>
    </style:style>
    <style:style style:name="T9" style:family="text">
      <style:text-properties officeooo:rsid="0027ea9f"/>
    </style:style>
    <style:style style:name="T10" style:family="text">
      <style:text-properties officeooo:rsid="0029d5fa"/>
    </style:style>
    <style:style style:name="T11" style:family="text">
      <style:text-properties officeooo:rsid="002b0228"/>
    </style:style>
    <style:style style:name="T12" style:family="text">
      <style:text-properties officeooo:rsid="002bf4f5"/>
    </style:style>
    <style:style style:name="T13" style:family="text">
      <style:text-properties officeooo:rsid="002ef8a2"/>
    </style:style>
    <style:style style:name="T14" style:family="text">
      <style:text-properties officeooo:rsid="00312170"/>
    </style:style>
    <style:style style:name="T15" style:family="text">
      <style:text-properties officeooo:rsid="003227fd"/>
    </style:style>
    <style:style style:name="T16" style:family="text">
      <style:text-properties officeooo:rsid="0033aabe"/>
    </style:style>
    <style:style style:name="T17" style:family="text">
      <style:text-properties officeooo:rsid="00384935"/>
    </style:style>
    <style:style style:name="T18" style:family="text">
      <style:text-properties officeooo:rsid="0038d2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verview and Project scope</text:p>
      <text:h text:style-name="Heading_20_2" text:outline-level="2">Description</text:h>
      <text:p text:style-name="P10">The project I am going to be working on is called “AI <text:span text:style-name="T10">H</text:span><text:span text:style-name="T9">ome </text:span>Nutritionist”. The goal of this project is to create a program that will leverage AI to assist health conscious cooking. <text:span text:style-name="T1">I will create a program that will use an AI model to </text:span><text:span text:style-name="T11">recognize</text:span><text:span text:style-name="T1"> items of food held up to the camera, and display on the screen an informed estimate of the nutritional value of the item, </text:span><text:span text:style-name="T2">for example, the </text:span><text:span text:style-name="T3">amount </text:span><text:span text:style-name="T2">of calories, protein, fat, </text:span><text:span text:style-name="T4">c</text:span><text:span text:style-name="T2">arb</text:span><text:span text:style-name="T6">ohydrates</text:span><text:span text:style-name="T2"> and </text:span><text:span text:style-name="T4">micro-nutrients</text:span><text:span text:style-name="T5">(vitamins etc)</text:span><text:span text:style-name="T4">.</text:span></text:p>
      <text:p text:style-name="P10"><text:tab/><text:span text:style-name="T2">I’ve identified the gap in the market for this </text:span><text:span text:style-name="T7">product </text:span><text:span text:style-name="T11">when</text:span><text:span text:style-name="T2"> </text:span><text:span text:style-name="T7">I have </text:span><text:span text:style-name="T11">previously </text:span><text:span text:style-name="T7">tried to track my nutrition, and found that it takes a huge amount of effort to use existing products which require me to check the label, do a calculation for every ingredient, or enter a list of ingredients into an app, (at a time when I’m already using both my hands to cook). </text:span><text:span text:style-name="T8">It would be much easier to just set up the application on the laptop on the side, then just hold each item up to the camera, and let it classify the food item, and display info about its nutritional value.</text:span></text:p>
      <text:h text:style-name="P3" text:outline-level="2">Target users</text:h>
      <text:p text:style-name="P12">The intended target audience/users would be anyone who is passionate about both cooking and health. <text:span text:style-name="T14">The ease of use relative to traditional calorie counting will make the product suitable for people who often cook new recipes. </text:span><text:span text:style-name="T15">Anyone who frequently cooks the same dish routinely will likely not benefit from the product because they could calculate the nutrition of a meal manually once, and never need to do so again. People who are more adventurous </text:span><text:span text:style-name="T16">will cook new recipes more frequently, so the ease and convenience of this process will be more valuable to them.</text:span></text:p>
      <text:h text:style-name="P1" text:outline-level="2">Cost breakdown</text:h>
      <text:p text:style-name="P11">???</text:p>
      <text:h text:style-name="P2" text:outline-level="2"><text:span text:style-name="T12">Monetization</text:span></text:h>
      <text:p text:style-name="P13">This product would be best monetized through <text:span text:style-name="T17">a multi-tier, subscription model. </text:span></text:p>
      <text:p text:style-name="P17"/>
      <text:h text:style-name="P4" text:outline-level="2"/>
      <text:p text:style-name="P8">Software <text:span text:style-name="T13">A</text:span>rchitecture and <text:span text:style-name="T13">D</text:span>esign</text:p>
      <text:h text:style-name="P5" text:outline-level="2">User stories</text:h>
      <text:p text:style-name="P14">Blah</text:p>
      <text:p text:style-name="P14"/>
      <text:h text:style-name="P5" text:outline-level="2"><text:soft-page-break/>Requirements</text:h>
      <text:p text:style-name="P14">Blah</text:p>
      <text:p text:style-name="P14"/>
      <text:h text:style-name="P5" text:outline-level="2">Architecture</text:h>
      <text:p text:style-name="P15">Blah</text:p>
      <text:p text:style-name="P15"/>
      <text:h text:style-name="P6" text:outline-level="2">User interface</text:h>
      <text:p text:style-name="P15">Blah</text:p>
      <text:p text:style-name="P15"/>
      <text:h text:style-name="P6" text:outline-level="2">Development Methodology</text:h>
      <text:p text:style-name="P15">Blah</text:p>
      <text:p text:style-name="P15"/>
      <text:p text:style-name="P9"/>
      <text:p text:style-name="P9">Development, and machine learning</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291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4:30:21.073000000</meta:creation-date>
    <dc:date>2025-10-18T15:13:17.185000000</dc:date>
    <meta:editing-duration>PT42M38S</meta:editing-duration>
    <meta:editing-cycles>33</meta:editing-cycles>
    <meta:generator>LibreOffice/7.5.7.1$Windows_X86_64 LibreOffice_project/47eb0cf7efbacdee9b19ae25d6752381ede23126</meta:generator>
    <meta:document-statistic meta:table-count="0" meta:image-count="0" meta:object-count="0" meta:page-count="2" meta:paragraph-count="22" meta:word-count="325" meta:character-count="1907" meta:non-whitespace-character-count="1602"/>
  </office:meta>
</office:document-meta>
</file>